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205.26pt" svg:y="287.74pt">
            <loext:p draw:notify-on-update-of-ranges="Sheet1.B2:Sheet1.B13 Sheet1.C2:Sheet1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61.17pt" svg:y="380.98pt">
            <loext:p draw:notify-on-update-of-ranges="Sheet1.B18:Sheet1.B28 Sheet1.C18:Sheet1.C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,1]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.88539*LOG([.B2]) + 1" office:value-type="float" office:value="1" calcext:value-type="float">
            <text:p>1</text:p>
          </table:table-cell>
          <table:table-cell table:formula="of:=1.44269504*LN([.B2])+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,2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table:formula="of:=2.88539*LN([.B3]) + 1" office:value-type="float" office:value="2.99999994331586" calcext:value-type="float">
            <text:p>3.00</text:p>
          </table:table-cell>
          <table:table-cell table:formula="of:=1.44269504*LN([.B3])+1" office:value-type="float" office:value="1.99999999938382" calcext:value-type="float">
            <text:p>1.99999999938382</text:p>
          </table:table-cell>
        </table:table-row>
        <table:table-row table:style-name="ro1">
          <table:table-cell office:value-type="string" calcext:value-type="string">
            <text:p>[1,4]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table:formula="of:=2.88539*LN([.B4]) + 1" office:value-type="float" office:value="4.99999988663172" calcext:value-type="float">
            <text:p>5.00</text:p>
          </table:table-cell>
          <table:table-cell table:formula="of:=1.44269504*LN([.B4])+1" office:value-type="float" office:value="2.99999999876764" calcext:value-type="float">
            <text:p>2.99999999876764</text:p>
          </table:table-cell>
        </table:table-row>
        <table:table-row table:style-name="ro1">
          <table:table-cell office:value-type="string" calcext:value-type="string">
            <text:p>[1,8]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table:formula="of:=2.88539*LN([.B5]) + 1" office:value-type="float" office:value="6.99999982994758" calcext:value-type="float">
            <text:p>7.00</text:p>
          </table:table-cell>
          <table:table-cell table:formula="of:=1.44269504*LN([.B5])+1" office:value-type="float" office:value="3.99999999815145" calcext:value-type="float">
            <text:p>3.99999999815145</text:p>
          </table:table-cell>
        </table:table-row>
        <table:table-row table:style-name="ro1">
          <table:table-cell office:value-type="string" calcext:value-type="string">
            <text:p>[1,16]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table:formula="of:=2.88539*LN([.B6]) + 1" office:value-type="float" office:value="8.99999977326344" calcext:value-type="float">
            <text:p>9.00</text:p>
          </table:table-cell>
          <table:table-cell table:formula="of:=1.44269504*LN([.B6])+1" office:value-type="float" office:value="4.99999999753527" calcext:value-type="float">
            <text:p>4.99999999753527</text:p>
          </table:table-cell>
        </table:table-row>
        <table:table-row table:style-name="ro1">
          <table:table-cell office:value-type="string" calcext:value-type="string">
            <text:p>[1,32]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" table:formula="of:=2.88539*LN([.B7]) + 1" office:value-type="float" office:value="10.9999997165793" calcext:value-type="float">
            <text:p>11.00</text:p>
          </table:table-cell>
          <table:table-cell table:formula="of:=1.44269504*LN([.B7])+1" office:value-type="float" office:value="5.99999999691909" calcext:value-type="float">
            <text:p>5.99999999691909</text:p>
          </table:table-cell>
        </table:table-row>
        <table:table-row table:style-name="ro1">
          <table:table-cell office:value-type="string" calcext:value-type="string">
            <text:p>[1,64]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table:formula="of:=2.88539*LN([.B8]) + 1" office:value-type="float" office:value="12.9999996598952" calcext:value-type="float">
            <text:p>13.00</text:p>
          </table:table-cell>
          <table:table-cell table:formula="of:=1.44269504*LN([.B8])+1" office:value-type="float" office:value="6.99999999630291" calcext:value-type="float">
            <text:p>6.99999999630291</text:p>
          </table:table-cell>
        </table:table-row>
        <table:table-row table:style-name="ro1">
          <table:table-cell office:value-type="string" calcext:value-type="string">
            <text:p>[1,128]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" table:formula="of:=2.88539*LN([.B9]) + 1" office:value-type="float" office:value="14.999999603211" calcext:value-type="float">
            <text:p>15.00</text:p>
          </table:table-cell>
          <table:table-cell table:formula="of:=1.44269504*LN([.B9])+1" office:value-type="float" office:value="7.99999999568672" calcext:value-type="float">
            <text:p>7.99999999568672</text:p>
          </table:table-cell>
        </table:table-row>
        <table:table-row table:style-name="ro1">
          <table:table-cell office:value-type="string" calcext:value-type="string">
            <text:p>[1,256]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" table:formula="of:=2.88539*LN([.B10]) + 1" office:value-type="float" office:value="16.9999995465269" calcext:value-type="float">
            <text:p>17.00</text:p>
          </table:table-cell>
          <table:table-cell table:formula="of:=1.44269504*LN([.B10])+1" office:value-type="float" office:value="8.99999999507054" calcext:value-type="float">
            <text:p>8.99999999507054</text:p>
          </table:table-cell>
        </table:table-row>
        <table:table-row table:style-name="ro1">
          <table:table-cell office:value-type="string" calcext:value-type="string">
            <text:p>[1.512]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" table:formula="of:=2.88539*LN([.B11]) + 1" office:value-type="float" office:value="18.9999994898427" calcext:value-type="float">
            <text:p>19.00</text:p>
          </table:table-cell>
          <table:table-cell table:formula="of:=1.44269504*LN([.B11])+1" office:value-type="float" office:value="9.99999999445436" calcext:value-type="float">
            <text:p>9.99999999445436</text:p>
          </table:table-cell>
        </table:table-row>
        <table:table-row table:style-name="ro1">
          <table:table-cell office:value-type="string" calcext:value-type="string">
            <text:p>[1,1024]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" table:formula="of:=2.88539*LN([.B12]) + 1" office:value-type="float" office:value="20.9999994331586" calcext:value-type="float">
            <text:p>21.00</text:p>
          </table:table-cell>
          <table:table-cell table:formula="of:=1.44269504*LN([.B12])+1" office:value-type="float" office:value="10.9999999938382" calcext:value-type="float">
            <text:p>10.9999999938382</text:p>
          </table:table-cell>
        </table:table-row>
        <table:table-row table:style-name="ro1">
          <table:table-cell office:value-type="string" calcext:value-type="string">
            <text:p>[1,2048]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" table:formula="of:=2.88539*LN([.B13]) + 1" office:value-type="float" office:value="22.9999993764745" calcext:value-type="float">
            <text:p>23.00</text:p>
          </table:table-cell>
          <table:table-cell table:formula="of:=1.44269504*LN([.B13])+1" office:value-type="float" office:value="11.999999993222" calcext:value-type="float">
            <text:p>11.999999993222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18]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8]+1" office:value-type="float" office:value="2" calcext:value-type="float">
            <text:p>2</text:p>
          </table:table-cell>
          <table:table-cell table:formula="of:=2^[.A19]-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.A19]+1" office:value-type="float" office:value="3" calcext:value-type="float">
            <text:p>3</text:p>
          </table:table-cell>
          <table:table-cell table:formula="of:=2^[.A20]-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[.A20]+1" office:value-type="float" office:value="4" calcext:value-type="float">
            <text:p>4</text:p>
          </table:table-cell>
          <table:table-cell table:formula="of:=2^[.A21]-1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.A21]+1" office:value-type="float" office:value="5" calcext:value-type="float">
            <text:p>5</text:p>
          </table:table-cell>
          <table:table-cell table:formula="of:=2^[.A22]-1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[.A22]+1" office:value-type="float" office:value="6" calcext:value-type="float">
            <text:p>6</text:p>
          </table:table-cell>
          <table:table-cell table:formula="of:=2^[.A23]-1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.A23]+1" office:value-type="float" office:value="7" calcext:value-type="float">
            <text:p>7</text:p>
          </table:table-cell>
          <table:table-cell table:formula="of:=2^[.A24]-1"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24]+1" office:value-type="float" office:value="8" calcext:value-type="float">
            <text:p>8</text:p>
          </table:table-cell>
          <table:table-cell table:formula="of:=2^[.A25]-1"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A25]+1" office:value-type="float" office:value="9" calcext:value-type="float">
            <text:p>9</text:p>
          </table:table-cell>
          <table:table-cell table:formula="of:=2^[.A26]-1" office:value-type="float" office:value="511" calcext:value-type="float">
            <text:p>51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[.A26]+1" office:value-type="float" office:value="10" calcext:value-type="float">
            <text:p>10</text:p>
          </table:table-cell>
          <table:table-cell table:formula="of:=2^[.A27]-1" office:value-type="float" office:value="1023" calcext:value-type="float">
            <text:p>10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7]+1" office:value-type="float" office:value="11" calcext:value-type="float">
            <text:p>11</text:p>
          </table:table-cell>
          <table:table-cell table:formula="of:=2^[.A28]-1" office:value-type="float" office:value="2047" calcext:value-type="float">
            <text:p>204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28]+1" office:value-type="float" office:value="12" calcext:value-type="float">
            <text:p>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Clear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01:48:02.547053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20:25:30.800909437</meta:creation-date>
    <dc:date>2017-02-12T14:50:23.853724445</dc:date>
    <meta:editing-duration>PT12H52M50S</meta:editing-duration>
    <meta:editing-cycles>2</meta:editing-cycles>
    <meta:generator>LibreOffice/5.2.3.3$Linux_X86_64 LibreOffice_project/20m0$Build-3</meta:generator>
    <meta:document-statistic meta:table-count="1" meta:cell-count="1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 svg:stroke-opacity="0%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156cm" svg:y="0.316cm" chart:style-name="ch2">
          <text:p>Inc Values for 2^n</text:p>
        </chart:title>
        <chart:legend chart:legend-position="end" svg:x="11.056cm" svg:y="3.955cm" style:legend-expansion="high" chart:style-name="ch3"/>
        <chart:plot-area chart:style-name="ch4" table:cell-range-address="Sheet1.B2:Sheet1.C13" svg:x="1.33cm" svg:y="1.275cm" svg:width="9.407cm" svg:height="6.57cm">
          <chartooo:coordinate-region svg:x="1.766cm" svg:y="1.474cm" svg:width="8.414cm" svg:height="5.724cm"/>
          <chart:axis chart:dimension="x" chart:name="primary-x" chart:style-name="ch5">
            <chart:title svg:x="4.415cm" svg:y="8.025cm" chart:style-name="ch6">
              <text:p>Number searching for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5.583cm" chart:style-name="ch8">
              <text:p>Comparisons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Sheet1.C2:Sheet1.C13" chart:class="chart:scatter">
            <chart:domain table:cell-range-address="Sheet1.B2:Sheet1.B13"/>
            <chart:regression-curve chart:style-name="ch11">
              <chart:equation chart:display-equation="true" chart:display-r-square="true" svg:x="10.31cm" svg:y="1.473cm"/>
            </chart:regression-curve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3</svg:desc>
                </draw:g>
              </table:table-cell>
              <table:table-cell office:value-type="float" office:value="1">
                <text:p>1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 svg:stroke-opacity="0%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328cm" svg:y="0.316cm" chart:style-name="ch2">
          <text:p>Values for 2^n-1</text:p>
        </chart:title>
        <chart:legend chart:legend-position="end" svg:x="11.056cm" svg:y="3.955cm" style:legend-expansion="high" chart:style-name="ch3"/>
        <chart:plot-area chart:style-name="ch4" table:cell-range-address="Sheet1.B18:Sheet1.C28" svg:x="1.33cm" svg:y="1.275cm" svg:width="9.407cm" svg:height="6.57cm">
          <chartooo:coordinate-region svg:x="1.766cm" svg:y="1.474cm" svg:width="8.414cm" svg:height="5.724cm"/>
          <chart:axis chart:dimension="x" chart:name="primary-x" chart:style-name="ch5">
            <chart:title svg:x="4.415cm" svg:y="8.025cm" chart:style-name="ch6">
              <text:p>Number searching for</text:p>
            </chart:title>
          </chart:axis>
          <chart:axis chart:dimension="y" chart:name="primary-y" chart:style-name="ch5">
            <chart:title svg:x="0.451cm" svg:y="5.583cm" chart:style-name="ch7">
              <text:p>Comparisons</text:p>
            </chart:title>
            <chart:grid chart:style-name="ch8" chart:class="major"/>
          </chart:axis>
          <chart:series chart:style-name="ch9" chart:values-cell-range-address="Sheet1.C18:Sheet1.C28" chart:class="chart:scatter">
            <chart:domain table:cell-range-address="Sheet1.B18:Sheet1.B28"/>
            <chart:regression-curve chart:style-name="ch10">
              <chart:equation chart:display-equation="true" chart:display-r-square="true" svg:x="7.61cm" svg:y="0.988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8:Sheet1.B28</svg:desc>
                </draw:g>
              </table:table-cell>
              <table:table-cell office:value-type="float" office:value="1">
                <text:p>1</text:p>
                <draw:g>
                  <svg:desc>Sheet1.C18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1">
                <text:p>5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3">
                <text:p>10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7">
                <text:p>204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